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15T00:00:00" table:style-name="ce4">
            <text:p>15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52" table:style-name="ce8">
            <text:p>52</text:p>
          </table:table-cell>
          <table:table-cell office:value-type="currency" office:value="2.6" table:formula="of:=[.A6]*([.D6]+50*[.C6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60" table:style-name="ce8">
            <text:p>60</text:p>
          </table:table-cell>
          <table:table-cell office:value-type="currency" office:value="12" table:formula="of:=[.A8]*([.D8]+50*[.C8])" table:style-name="ce9">
            <text:p>CHF 1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6" table:style-name="ce8">
            <text:p>46</text:p>
          </table:table-cell>
          <table:table-cell office:value-type="currency" office:value="23" table:formula="of:=[.A9]*([.D9]+50*[.C9])" table:style-name="ce9">
            <text:p>CHF 23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3" table:style-name="ce8">
            <text:p>53</text:p>
          </table:table-cell>
          <table:table-cell office:value-type="currency" office:value="103" table:formula="of:=[.A10]*([.D10]+50*[.C10])" table:style-name="ce9">
            <text:p>CHF 103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1" table:style-name="ce8">
            <text:p>21</text:p>
          </table:table-cell>
          <table:table-cell office:value-type="currency" office:value="42" table:formula="of:=[.A11]*([.D11]+50*[.C11])" table:style-name="ce9">
            <text:p>CHF 4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35" table:style-name="ce8">
            <text:p>35</text:p>
          </table:table-cell>
          <table:table-cell office:value-type="currency" office:value="175" table:formula="of:=[.A12]*([.D12]+25*[.C12])" table:style-name="ce9">
            <text:p>CHF 17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170" table:formula="of:=[.A13]*[.D13]" table:style-name="ce9">
            <text:p>CHF 1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6" table:style-name="ce8">
            <text:p>16</text:p>
          </table:table-cell>
          <table:table-cell office:value-type="currency" office:value="320" table:formula="of:=[.A14]*[.D14]" table:style-name="ce9">
            <text:p>CHF 3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903.7" table:formula="of:=SUM([.E6:.E18])" table:number-columns-spanned="2" table:number-rows-spanned="1" table:style-name="ce11">
            <text:p>CHF 903,7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3:39Z</dc:date>
    <meta:print-date>2022-09-13T16:33:35Z</meta:print-date>
    <meta:editing-cycles>14</meta:editing-cycles>
    <meta:editing-duration>PT0S</meta:editing-duration>
  </office:meta>
</office:document-meta>
</file>